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, serif"/>
    <style:font-face style:name="Oswald" svg:font-family="Oswald, sans-serif"/>
    <style:font-face style:name="Source Code Pro" svg:font-family="'Source Code Pro', 'Liberation Mono', 'Courier New', Courier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1">
      <style:text-properties fo:font-variant="normal" fo:text-transform="none" fo:color="#000000" style:font-name="Oswald" fo:font-size="27pt" fo:letter-spacing="normal" fo:font-style="normal" fo:font-weight="normal"/>
    </style:style>
    <style:style style:name="T1" style:family="text">
      <style:text-properties fo:font-variant="normal" fo:text-transform="none" fo:color="#000000" style:font-name="Lora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Lora" fo:font-size="13.5pt" fo:letter-spacing="normal" fo:font-style="normal" fo:font-weight="bold"/>
    </style:style>
    <style:style style:name="T3" style:family="text">
      <style:text-properties fo:font-variant="normal" fo:text-transform="none" fo:color="#000000" style:font-name="Lora" fo:font-size="9.75pt" fo:letter-spacing="normal" fo:font-style="normal" fo:font-weight="normal"/>
    </style:style>
    <style:style style:name="T4" style:family="text">
      <style:text-properties fo:font-variant="normal" fo:text-transform="none" fo:color="#dd1144" style:font-name="Source Code Pro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sando el patron factory</text:h>
      <text:p text:style-name="P1"><text:span text:style-name="T1">Uno de los patrones de diseño más utilizados en Java es el patron Factory que es un </text:span><text:span text:style-name="Strong_20_Emphasis"><text:span text:style-name="T2">patrón de diseño creacional y que sirve para construir una jerarquía de clases</text:span></text:span><text:span text:style-name="T1">.</text:span> </text:p>
      <text:p text:style-name="P1"><draw:frame draw:style-name="fr1" draw:name="gráficos1" text:anchor-type="as-char" svg:width="8.334cm" svg:height="6.324cm" draw:z-index="0"><draw:image xlink:href="https://www.arquitecturajava.com/wp-content/uploads/00119.gif" xlink:type="simple" xlink:show="embed" xlink:actuate="onLoad"/></draw:frame> </text:p>
      <text:p text:style-name="P1">public abstract class Factura {</text:p>
      <text:p text:style-name="P1">private int id;</text:p>
      <text:p text:style-name="P1"><text:s/>private double importe;</text:p>
      <text:p text:style-name="P1"><text:s/>public int getId() {</text:p>
      <text:p text:style-name="P1"><text:s/>return id;</text:p>
      <text:p text:style-name="P1"><text:s/>}</text:p>
      <text:p text:style-name="P1"><text:s/>public void setId(int id) {</text:p>
      <text:p text:style-name="P1"><text:s/>this.id = id;</text:p>
      <text:p text:style-name="P1"><text:s/>}</text:p>
      <text:p text:style-name="P1"><text:s/>public double getImporte() {</text:p>
      <text:p text:style-name="P1"><text:s/>return importe;</text:p>
      <text:p text:style-name="P1"><text:s/>}</text:p>
      <text:p text:style-name="P1"><text:s/>public void setImporte(double importe) {</text:p>
      <text:p text:style-name="P1"><text:s/>this.importe = importe;</text:p>
      <text:p text:style-name="P1"><text:s/>}</text:p>
      <text:p text:style-name="P1"><text:s/>public abstract double getImporteIva();</text:p>
      <text:p text:style-name="P1">}</text:p>
      <text:p text:style-name="P1"/>
      <text:p text:style-name="P1"/>
      <text:p text:style-name="P1">public class FacturaIva extends Factura{</text:p>
      <text:p text:style-name="P1"><text:span text:style-name="T4">@Override</text:span> </text:p>
      <text:p text:style-name="P1"><text:s/>public double getImporteIva() {</text:p>
      <text:p text:style-name="P1"/>
      <text:p text:style-name="P1"><text:s/>return getImporte()*1.21;</text:p>
      <text:p text:style-name="P1"><text:s/>}</text:p>
      <text:p text:style-name="P1">}</text:p>
      <text:p text:style-name="P1"/>
      <text:p text:style-name="P1">public class FacturaIvaReducido extends Factura{</text:p>
      <text:p text:style-name="P1">@Override</text:p>
      <text:p text:style-name="P1"><text:s/>public double getImporteIva() {</text:p>
      <text:p text:style-name="P1"><text:s/>// TODO Auto-generated method stub</text:p>
      <text:p text:style-name="P1"><text:s/>return getImporte()*1.07;</text:p>
      <text:p text:style-name="P1"><text:s/>}</text:p>
      <text:p text:style-name="P1"><text:soft-page-break/>}</text:p>
      <text:p text:style-name="P1"/>
      <text:p text:style-name="P1"><text:span text:style-name="T1">Vamos a construir una Factoría para que se encargue de construir ambos objetos de la jerarquía.</text:span> </text:p>
      <text:p text:style-name="P1"/>
      <text:p text:style-name="P1">public class FactoryFacturas {</text:p>
      <text:p text:style-name="P1">public static Factura getFactura(String tipo) {</text:p>
      <text:p text:style-name="P1"><text:s/>if (tipo.equals("iva")) {</text:p>
      <text:p text:style-name="P1"><text:s/>return new FacturaIva();</text:p>
      <text:p text:style-name="P1"><text:s/>}</text:p>
      <text:p text:style-name="P1"><text:s/>else {</text:p>
      <text:p text:style-name="P1"><text:s/>return new FacturaIvaReducido();</text:p>
      <text:p text:style-name="P1"><text:s/>}</text:p>
      <text:p text:style-name="P1"><text:s/>}</text:p>
      <text:p text:style-name="P1">}</text:p>
      <text:p text:style-name="P1"/>
      <text:p text:style-name="P1"><text:span text:style-name="T3">Pero vamos a ver como queda el programa main:</text:span> </text:p>
      <text:p text:style-name="P1">public class Principal {</text:p>
      <text:p text:style-name="P1"><text:s/>public static void main(String[] args) {</text:p>
      <text:p text:style-name="P1"><text:s/>Factura f= FactoryFacturas.getFactura("iva");</text:p>
      <text:p text:style-name="P1"><text:s/>f.setId(1);</text:p>
      <text:p text:style-name="P1"><text:s/>f.setImporte(100);</text:p>
      <text:p text:style-name="P1"><text:s/>System.out.println(f.getImporteIva());</text:p>
      <text:p text:style-name="P1"><text:s/>}</text:p>
      <text:p text:style-name="P1">}</text:p>
      <text:p text:style-name="P1"/>
      <text:p text:style-name="P1"><text:span text:style-name="T1">el programador </text:span><text:span text:style-name="Strong_20_Emphasis"><text:span text:style-name="T2">ya solo tiene que tratar con el concepto de Factura para el la clase FacturaIva y FacturaReducido no existen.</text:span></text:span> </text:p>
      <text:p text:style-name="P1"/>
      <text:p text:style-name="P1"><text:span text:style-name="T1">las Factorias se encargan de generar una jerarquía de clases pero su función fundamental e</text:span><text:span text:style-name="Strong_20_Emphasis"><text:span text:style-name="T2">s encapsular una jerarquía de objetos y reducir el conjunto de conceptos con los que trabajamos.</text:span></text:span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, serif"/>
    <style:font-face style:name="Oswald" svg:font-family="Oswald, sans-serif"/>
    <style:font-face style:name="Source Code Pro" svg:font-family="'Source Code Pro', 'Liberation Mono', 'Courier New', Courier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0T13:56:36.61</meta:creation-date>
    <dc:date>2020-02-12T20:59:13.72</dc:date>
    <meta:editing-duration>PT5H51M14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2" meta:paragraph-count="55" meta:word-count="234" meta:character-count="1570"/>
  </office:meta>
</office:document-meta>
</file>